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Impl.MessagerImpl( com . sun . mirror . apt . Messag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Impl.printNotice( SourcePosition sourcePosition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r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Impl.printWarning( SourcePosition sourcePosition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rImpl.printNotic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Impl.printWarn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Impl.printError( SourcePosition sourcePosition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rImpl.get( com . sun . mirror . apt . Messager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Impl.printErr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